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imes" svg:font-family="times" style:font-family-generic="roman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2a6099" draw:textarea-horizontal-align="justify" draw:textarea-vertical-align="middle" draw:auto-grow-height="false" fo:min-height="3.814cm" fo:min-width="6.358cm"/>
    </style:style>
    <style:style style:name="gr2" style:family="graphic" style:parent-style-name="standard">
      <style:graphic-properties draw:stroke="solid" svg:stroke-color="#000000" draw:fill-color="#afd095" draw:textarea-horizontal-align="justify" draw:textarea-vertical-align="middle" draw:auto-grow-height="false" fo:min-height="2.086cm" fo:min-width="1.836cm"/>
    </style:style>
    <style:style style:name="gr3" style:family="graphic" style:parent-style-name="standard">
      <style:graphic-properties svg:stroke-color="#000000" draw:fill-color="#e8f2a1" draw:textarea-horizontal-align="justify" draw:textarea-vertical-align="middle" draw:auto-grow-height="false" fo:min-height="1.368cm" fo:min-width="1.925cm"/>
    </style:style>
    <style:style style:name="gr4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5" style:family="graphic" style:parent-style-name="standard">
      <style:graphic-properties draw:stroke="dash" draw:stroke-dash="Fine_20_Dashed" svg:stroke-color="#000000" draw:marker-start="Arrow" draw:marker-start-width="0.3cm" draw:marker-end="Arrow" draw:marker-end-width="0.3cm" draw:textarea-vertical-align="middle"/>
    </style:style>
    <style:style style:name="gr6" style:family="graphic" style:parent-style-name="standard">
      <style:graphic-properties draw:stroke="dash" draw:stroke-dash="Fine_20_Dashed" svg:stroke-color="#000000" draw:marker-start="Arrow" draw:marker-start-width="0.3cm" draw:marker-end="Arrow" draw:marker-end-width="0.3cm" draw:fill-color="#000000" draw:textarea-vertical-align="middle"/>
    </style:style>
    <style:style style:name="gr7" style:family="graphic" style:parent-style-name="standard">
      <style:graphic-properties draw:stroke="dash" draw:stroke-dash="Fine_20_Dashed" svg:stroke-color="#000000" draw:fill-color="#afd095" draw:opacity="33%" draw:opacity-name="" draw:textarea-horizontal-align="justify" draw:textarea-vertical-align="middle" draw:auto-grow-height="false" fo:min-height="15.625cm" fo:min-width="20.074cm"/>
    </style:style>
    <style:style style:name="gr8" style:family="graphic" style:parent-style-name="standard">
      <style:graphic-properties draw:stroke="none" svg:stroke-color="#000000" draw:fill="none" draw:fill-color="#ffffff" fo:min-height="0.738cm"/>
    </style:style>
    <style:style style:name="gr9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7.624cm" fo:min-width="7.374cm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7.571cm" fo:min-width="7.882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3.613cm" fo:min-width="6.326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4.42cm" fo:min-width="4.17cm"/>
    </style:style>
    <style:style style:name="gr1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5.592cm" fo:min-width="9.533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4.83cm" fo:min-width="11.819cm"/>
    </style:style>
    <style:style style:name="gr16" style:family="graphic" style:parent-style-name="objectwithoutfill">
      <style:graphic-properties svg:stroke-color="#000000" draw:marker-end="Arrow" draw:marker-end-width="0.508cm" draw:fill="solid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1.02cm"/>
    </style:style>
    <style:style style:name="gr18" style:family="graphic" style:parent-style-name="standard">
      <style:graphic-properties draw:stroke="none" svg:stroke-color="#000000" draw:fill="none" draw:fill-color="#ffffff" fo:min-height="1.475cm"/>
    </style:style>
    <style:style style:name="P1" style:family="paragraph">
      <style:paragraph-properties fo:text-align="center"/>
    </style:style>
    <style:style style:name="P2" style:family="paragraph">
      <loext:graphic-properties draw:fill-color="#2a6099"/>
      <style:paragraph-properties fo:text-align="center"/>
    </style:style>
    <style:style style:name="P3" style:family="paragraph">
      <loext:graphic-properties draw:fill-color="#afd095"/>
      <style:paragraph-properties fo:text-align="center"/>
    </style:style>
    <style:style style:name="P4" style:family="paragraph">
      <loext:graphic-properties draw:fill-color="#e8f2a1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afd095" draw:opacity="33%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-color="#ffffff"/>
      <style:paragraph-properties fo:text-align="center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2" style:family="paragraph">
      <loext:graphic-properties draw:fill="solid" draw:fill-color="#ffffff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3" style:family="paragraph">
      <loext:graphic-properties draw:fill-color="#ffffff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4" style:family="paragraph">
      <loext:graphic-properties draw:fill="none" draw:fill-color="#ffffff"/>
      <style:paragraph-properties fo:text-align="center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858cm" svg:height="4.064cm" svg:x="17.471cm" svg:y="12.766cm">
          <text:p text:style-name="P1">Relay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302cm" svg:height="3.302cm" svg:x="19.503cm" svg:y="7.94cm">
          <text:p text:style-name="P1">U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3.302cm" svg:height="3.302cm" svg:x="19.503cm" svg:y="18.227cm">
          <text:p text:style-name="P1">U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3.302cm" svg:height="3.302cm" svg:x="25.218cm" svg:y="18.227cm">
          <text:p text:style-name="P1">U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3.302cm" svg:height="3.302cm" svg:x="13.026cm" svg:y="18.354cm">
          <text:p text:style-name="P1">U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3.302cm" svg:height="3.302cm" svg:x="11.883cm" svg:y="13.02cm">
          <text:p text:style-name="P1">U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3.302cm" svg:height="3.302cm" svg:x="13.28cm" svg:y="8.194cm">
          <text:p text:style-name="P1">U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3.302cm" svg:height="3.302cm" svg:x="26.869cm" svg:y="12.893cm">
          <text:p text:style-name="P1">U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3.302cm" svg:height="3.302cm" svg:x="25.472cm" svg:y="8.194cm">
          <text:p text:style-name="P1">U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3.429cm" svg:height="2.286cm" svg:x="26.138cm" svg:y="24.568cm">
          <text:p text:style-name="P1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3.429cm" svg:height="2.286cm" svg:x="30.583cm" svg:y="22.79cm">
          <text:p text:style-name="P1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3.429cm" svg:height="2.286cm" svg:x="33.377cm" svg:y="14.916cm">
          <text:p text:style-name="P1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3.429cm" svg:height="2.286cm" svg:x="33.25cm" svg:y="11.106cm">
          <text:p text:style-name="P1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3.429cm" svg:height="2.286cm" svg:x="31.599cm" svg:y="5.264cm">
          <text:p text:style-name="P1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3.429cm" svg:height="2.286cm" svg:x="27.281cm" svg:y="2.978cm">
          <text:p text:style-name="P1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3.429cm" svg:height="2.286cm" svg:x="19.407cm" svg:y="2.978cm">
          <text:p text:style-name="P1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3.429cm" svg:height="2.286cm" svg:x="5.691cm" svg:y="7.677cm">
          <text:p text:style-name="P1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3.429cm" svg:height="2.286cm" svg:x="4.929cm" svg:y="13.392cm">
          <text:p text:style-name="P1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3.429cm" svg:height="2.286cm" svg:x="6.834cm" svg:y="20.758cm">
          <text:p text:style-name="P1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3.429cm" svg:height="2.286cm" svg:x="13.111cm" svg:y="24.822cm">
          <text:p text:style-name="P1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3.429cm" svg:height="2.286cm" svg:x="9.12cm" svg:y="23.679cm">
          <text:p text:style-name="P1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3.429cm" svg:height="2.286cm" svg:x="6.961cm" svg:y="17.583cm">
          <text:p text:style-name="P1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3.429cm" svg:height="2.286cm" svg:x="19.488cm" svg:y="24.949cm">
          <text:p text:style-name="P1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3.429cm" svg:height="2.286cm" svg:x="9.882cm" svg:y="3.74cm">
          <text:p text:style-name="P1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21.185cm" svg:y1="11.233cm" svg:x2="21.185cm" svg:y2="12.884cm">
          <text:p/>
        </draw:line>
        <draw:line draw:style-name="gr4" draw:text-style-name="P1" draw:layer="layout" svg:x1="26.011cm" svg:y1="11.106cm" svg:x2="24.233cm" svg:y2="12.884cm">
          <text:p/>
        </draw:line>
        <draw:line draw:style-name="gr4" draw:text-style-name="P1" draw:layer="layout" svg:x1="26.9cm" svg:y1="14.535cm" svg:x2="24.233cm" svg:y2="14.535cm">
          <text:p/>
        </draw:line>
        <draw:line draw:style-name="gr4" draw:text-style-name="P1" draw:layer="layout" svg:x1="25.757cm" svg:y1="18.726cm" svg:x2="24.36cm" svg:y2="16.821cm">
          <text:p/>
        </draw:line>
        <draw:line draw:style-name="gr4" draw:text-style-name="P1" draw:layer="layout" svg:x1="21.185cm" svg:y1="18.218cm" svg:x2="21.185cm" svg:y2="16.821cm">
          <text:p/>
        </draw:line>
        <draw:line draw:style-name="gr4" draw:text-style-name="P1" draw:layer="layout" svg:x1="15.978cm" svg:y1="18.853cm" svg:x2="17.502cm" svg:y2="16.821cm">
          <text:p/>
        </draw:line>
        <draw:line draw:style-name="gr4" draw:text-style-name="P1" draw:layer="layout" svg:x1="15.216cm" svg:y1="14.662cm" svg:x2="17.502cm" svg:y2="14.662cm">
          <text:p/>
        </draw:line>
        <draw:line draw:style-name="gr4" draw:text-style-name="P1" draw:layer="layout" svg:x1="16.105cm" svg:y1="11.106cm" svg:x2="17.629cm" svg:y2="12.884cm">
          <text:p/>
        </draw:line>
        <draw:line draw:style-name="gr5" draw:text-style-name="P1" draw:layer="layout" svg:x1="9.12cm" svg:y1="8.947cm" svg:x2="13.438cm" svg:y2="9.963cm">
          <text:p/>
        </draw:line>
        <draw:line draw:style-name="gr5" draw:text-style-name="P1" draw:layer="layout" svg:x1="12.93cm" svg:y1="5.899cm" svg:x2="14.962cm" svg:y2="8.185cm">
          <text:p/>
        </draw:line>
        <draw:line draw:style-name="gr5" draw:text-style-name="P1" draw:layer="layout" svg:x1="21.185cm" svg:y1="5.518cm" svg:x2="21.185cm" svg:y2="7.931cm">
          <text:p/>
        </draw:line>
        <draw:line draw:style-name="gr5" draw:text-style-name="P1" draw:layer="layout" svg:x1="29.059cm" svg:y1="5.518cm" svg:x2="28.297cm" svg:y2="8.693cm">
          <text:p/>
        </draw:line>
        <draw:line draw:style-name="gr5" draw:text-style-name="P1" draw:layer="layout" svg:x1="32.234cm" svg:y1="7.423cm" svg:x2="28.805cm" svg:y2="9.963cm">
          <text:p/>
        </draw:line>
        <draw:line draw:style-name="gr6" draw:text-style-name="P5" draw:layer="layout" svg:x1="33.377cm" svg:y1="12.376cm" svg:x2="29.567cm" svg:y2="13.392cm">
          <text:p/>
        </draw:line>
        <draw:line draw:style-name="gr6" draw:text-style-name="P5" draw:layer="layout" svg:x1="33.377cm" svg:y1="16.186cm" svg:x2="29.567cm" svg:y2="15.678cm">
          <text:p/>
        </draw:line>
        <draw:line draw:style-name="gr6" draw:text-style-name="P5" draw:layer="layout" svg:x1="31.091cm" svg:y1="23.298cm" svg:x2="28.043cm" svg:y2="21.139cm">
          <text:p/>
        </draw:line>
        <draw:line draw:style-name="gr6" draw:text-style-name="P5" draw:layer="layout" svg:x1="27.916cm" svg:y1="24.695cm" svg:x2="26.9cm" svg:y2="21.647cm">
          <text:p/>
        </draw:line>
        <draw:line draw:style-name="gr6" draw:text-style-name="P5" draw:layer="layout" svg:x1="21.185cm" svg:y1="21.52cm" svg:x2="21.185cm" svg:y2="25.076cm">
          <text:p/>
        </draw:line>
        <draw:line draw:style-name="gr6" draw:text-style-name="P5" draw:layer="layout" svg:x1="14.708cm" svg:y1="21.647cm" svg:x2="14.835cm" svg:y2="25.203cm">
          <text:p/>
        </draw:line>
        <draw:line draw:style-name="gr6" draw:text-style-name="P5" draw:layer="layout" svg:x1="10.898cm" svg:y1="23.679cm" svg:x2="13.565cm" svg:y2="21.139cm">
          <text:p/>
        </draw:line>
        <draw:line draw:style-name="gr6" draw:text-style-name="P5" draw:layer="layout" svg:x1="9.882cm" svg:y1="21.139cm" svg:x2="13.057cm" svg:y2="19.869cm">
          <text:p/>
        </draw:line>
        <draw:line draw:style-name="gr6" draw:text-style-name="P5" draw:layer="layout" svg:x1="10.39cm" svg:y1="18.98cm" svg:x2="13.565cm" svg:y2="18.853cm">
          <text:p/>
        </draw:line>
        <draw:line draw:style-name="gr6" draw:text-style-name="P5" draw:layer="layout" svg:x1="8.358cm" svg:y1="14.662cm" svg:x2="11.914cm" svg:y2="14.662cm">
          <text:p/>
        </draw:line>
        <draw:custom-shape draw:style-name="gr7" draw:text-style-name="P6" draw:layer="layout" svg:width="20.574cm" svg:height="15.875cm" svg:x="10.733cm" svg:y="7.04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794cm" svg:height="0.988cm" svg:x="35.663cm" svg:y="19.561cm">
          <draw:text-box>
            <text:p>Engine</text:p>
          </draw:text-box>
        </draw:frame>
        <draw:line draw:style-name="gr9" draw:text-style-name="P8" draw:layer="layout" svg:x1="31.345cm" svg:y1="20.123cm" svg:x2="35.79cm" svg:y2="20.123cm">
          <text:p/>
        </draw:line>
      </draw:page>
      <draw:page draw:name="page2" draw:style-name="dp1" draw:master-page-name="Default">
        <draw:custom-shape draw:style-name="gr10" draw:text-style-name="P9" xml:id="id1" draw:id="id1" draw:layer="layout" svg:width="7.874cm" svg:height="7.874cm" svg:x="1cm" svg:y="1cm">
          <text:p text:style-name="P1"><text:span text:style-name="T1">Twitter.Init</text:span></text:p>
          <text:p text:style-name="P1">(Starts the Relay, Api</text:p>
          <text:p text:style-name="P1">and calls testing </text:p>
          <text:p text:style-name="P1">functions)</text:p>
          <draw:enhanced-geometry svg:viewBox="0 0 21600 21600" draw:type="rectangle" draw:enhanced-path="M 0 0 L 21600 0 21600 21600 0 21600 0 0 Z N"/>
        </draw:custom-shape>
        <draw:custom-shape draw:style-name="gr11" draw:text-style-name="P10" xml:id="id2" draw:id="id2" draw:layer="layout" svg:width="8.382cm" svg:height="7.821cm" svg:x="19.056cm" svg:y="1.053cm">
          <text:p text:style-name="P1"><text:span text:style-name="T1">Twitter.Relay</text:span></text:p>
          <text:p text:style-name="P1">(Stores:</text:p>
          <text:p text:style-name="P1">username→pid table</text:p>
          <text:p text:style-name="P1">and</text:p>
          <text:p text:style-name="P1">username→[followers]</text:p>
          <text:p text:style-name="P1">Table)</text:p>
          <text:p text:style-name="P1"><text:span text:style-name="T2">LEVEL 0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2" draw:text-style-name="P11" xml:id="id6" draw:id="id6" draw:layer="layout" svg:width="9.652cm" svg:height="5.461cm" svg:x="31.448cm" svg:y="12.772cm">
          <text:p text:style-name="P1"><text:span text:style-name="T3">Twitter.User</text:span></text:p>
          <text:p text:style-name="P1"><text:span text:style-name="T4">(Stores all the tweets</text:span></text:p>
          <text:p text:style-name="P1"><text:span text:style-name="T4">mentioned in, loggedin</text:span></text:p>
          <text:p text:style-name="P1"><text:span text:style-name="T4">Clients)</text:span></text:p>
          <text:p text:style-name="P1"><text:span text:style-name="T5">LEVEL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xml:id="id4" draw:id="id4" draw:layer="layout" svg:width="6.604cm" svg:height="6.604cm" svg:x="19.972cm" svg:y="12.177cm">
          <text:p text:style-name="P1"><text:span text:style-name="T1">Twitter.Client</text:span></text:p>
          <text:p text:style-name="P1">(Stores user pid</text:p>
          <text:p text:style-name="P1">and</text:p>
          <text:p text:style-name="P1">Username)</text:p>
          <text:p text:style-name="P1"><text:span text:style-name="T2">LEVEL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xml:id="id3" draw:id="id3" draw:layer="layout" svg:width="10.033cm" svg:height="5.842cm" svg:x="1.089cm" svg:y="22.884cm">
          <text:p text:style-name="P1"><text:span text:style-name="T1">Twitt</text:span><text:span text:style-name="T1">er.Ap</text:span><text:span text:style-name="T1">i</text:span></text:p>
          <text:p text:style-name="P1"><text:span text:style-name="T6">(Store</text:span><text:span text:style-name="T6">s all </text:span><text:span text:style-name="T6">the </text:span><text:span text:style-name="T6">usern</text:span><text:span text:style-name="T6">ames</text:span></text:p>
          <text:p text:style-name="P1"><text:span text:style-name="T6">In the </text:span><text:span text:style-name="T6">neto</text:span><text:span text:style-name="T6">wk, </text:span><text:span text:style-name="T6">acts </text:span><text:span text:style-name="T6">as</text:span></text:p>
          <text:p text:style-name="P1"><text:span text:style-name="T6">Public</text:span><text:span text:style-name="T6">ally </text:span><text:span text:style-name="T6">callab</text:span><text:span text:style-name="T6">le set </text:span><text:span text:style-name="T6">of </text:span></text:p>
          <text:p text:style-name="P1"><text:span text:style-name="T6">Functi</text:span><text:span text:style-name="T6">ons </text:span><text:span text:style-name="T6">on </text:span><text:span text:style-name="T6">the </text:span><text:span text:style-name="T6">netw</text:span><text:span text:style-name="T6">ork)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xml:id="id5" draw:id="id5" draw:layer="layout" svg:width="12.319cm" svg:height="5.08cm" svg:x="17.107cm" svg:y="23.59cm">
          <text:p text:style-name="P1"><text:span text:style-name="T1">Twitt</text:span><text:span text:style-name="T1">er.St</text:span><text:span text:style-name="T1">at</text:span></text:p>
          <text:p text:style-name="P1"><text:span text:style-name="T6">(Acts </text:span><text:span text:style-name="T6">as a </text:span><text:span text:style-name="T6">stopw</text:span><text:span text:style-name="T6">atch</text:span></text:p>
          <text:p text:style-name="P1"><text:span text:style-name="T6">and a </text:span><text:span text:style-name="T6">count</text:span><text:span text:style-name="T6">er)</text:span></text:p>
          <draw:enhanced-geometry svg:viewBox="0 0 21600 21600" draw:type="rectangle" draw:enhanced-path="M 0 0 L 21600 0 21600 21600 0 21600 0 0 Z N"/>
        </draw:custom-shape>
        <draw:connector draw:style-name="gr16" draw:text-style-name="P8" draw:layer="layout" draw:type="lines" svg:x1="8.874cm" svg:y1="4.937cm" svg:x2="19.056cm" svg:y2="4.963cm" draw:start-shape="id1" draw:start-glue-point="1" draw:end-shape="id2" draw:end-glue-point="3" svg:d="M8874 4937h501l9180 26h501" svg:viewBox="0 0 10183 27">
          <text:p/>
        </draw:connector>
        <draw:connector draw:style-name="gr16" draw:text-style-name="P8" draw:layer="layout" draw:type="lines" draw:line-skew="5.976cm -7.032cm" svg:x1="4.937cm" svg:y1="8.874cm" svg:x2="6.105cm" svg:y2="22.884cm" draw:start-shape="id1" draw:start-glue-point="2" draw:end-shape="id3" draw:end-glue-point="0" svg:d="M4937 8874v6477h1168v7533" svg:viewBox="0 0 1169 14011">
          <text:p/>
        </draw:connector>
        <draw:line draw:style-name="gr16" draw:text-style-name="P8" draw:layer="layout" svg:x1="11.16cm" svg:y1="22.971cm" svg:x2="20.05cm" svg:y2="15.351cm">
          <text:p/>
        </draw:line>
        <draw:connector draw:style-name="gr16" draw:text-style-name="P8" draw:layer="layout" draw:type="lines" svg:x1="23.274cm" svg:y1="18.781cm" svg:x2="23.266cm" svg:y2="23.59cm" draw:start-shape="id4" draw:start-glue-point="8" draw:end-shape="id5" draw:end-glue-point="0" svg:d="M23274 18781v502l-8 3806v501" svg:viewBox="0 0 9 4810">
          <text:p/>
        </draw:connector>
        <draw:connector draw:style-name="gr16" draw:text-style-name="P8" draw:layer="layout" draw:type="lines" svg:x1="26.576cm" svg:y1="15.479cm" svg:x2="31.448cm" svg:y2="15.503cm" draw:start-shape="id4" draw:start-glue-point="10" draw:end-shape="id6" draw:end-glue-point="6" svg:d="M26576 15479h502l3869 24h501" svg:viewBox="0 0 4873 25">
          <text:p/>
        </draw:connector>
        <draw:connector draw:style-name="gr16" draw:text-style-name="P8" draw:layer="layout" draw:type="lines" draw:line-skew="0cm 8.367cm" svg:x1="36.274cm" svg:y1="12.772cm" svg:x2="27.438cm" svg:y2="4.963cm" draw:start-shape="id6" draw:start-glue-point="4" draw:end-shape="id2" draw:end-glue-point="1" svg:d="M36274 12772v-502l32-7307h-8868" svg:viewBox="0 0 8869 7810">
          <text:p/>
        </draw:connector>
        <draw:frame draw:style-name="gr17" draw:text-style-name="P14" draw:layer="layout" svg:width="3.81cm" svg:height="1.725cm" draw:transform="rotate (0.735307213865211) translate (13.285cm 18.605cm)">
          <draw:text-box>
            <text:p text:style-name="P1">Interfaces</text:p>
            <text:p text:style-name="P1">with</text:p>
          </draw:text-box>
        </draw:frame>
        <draw:frame draw:style-name="gr18" draw:text-style-name="P7" draw:layer="layout" svg:width="2.413cm" svg:height="1.725cm" svg:x="5.191cm" svg:y="12.049cm">
          <draw:text-box>
            <text:p>Boots</text:p>
          </draw:text-box>
        </draw:frame>
        <draw:frame draw:style-name="gr18" draw:text-style-name="P7" draw:layer="layout" svg:width="2.413cm" svg:height="1.725cm" svg:x="12.557cm" svg:y="3.794cm">
          <draw:text-box>
            <text:p>Boots</text:p>
          </draw:text-box>
        </draw:frame>
        <draw:frame draw:style-name="gr17" draw:text-style-name="P14" draw:layer="layout" svg:width="3.81cm" svg:height="1.725cm" svg:x="26.654cm" svg:y="15.478cm">
          <draw:text-box>
            <text:p text:style-name="P1">Interfaces</text:p>
            <text:p text:style-name="P1">with</text:p>
          </draw:text-box>
        </draw:frame>
        <draw:frame draw:style-name="gr17" draw:text-style-name="P7" draw:layer="layout" svg:width="3.175cm" svg:height="1.27cm" svg:x="23.225cm" svg:y="20.05cm">
          <draw:text-box>
            <text:p>Updates</text:p>
          </draw:text-box>
        </draw:frame>
        <draw:frame draw:style-name="gr17" draw:text-style-name="P14" draw:layer="layout" svg:width="3.81cm" svg:height="1.725cm" draw:transform="rotate (0.735307213865211) translate (13.286cm 18.606cm)">
          <draw:text-box>
            <text:p text:style-name="P1">Interfaces</text:p>
            <text:p text:style-name="P1">with</text:p>
          </draw:text-box>
        </draw:frame>
        <draw:frame draw:style-name="gr17" draw:text-style-name="P14" draw:layer="layout" svg:width="3.81cm" svg:height="1.725cm" svg:x="36.306cm" svg:y="6.207cm">
          <draw:text-box>
            <text:p text:style-name="P1">Interfaces</text:p>
            <text:p text:style-name="P1">with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imes" svg:font-family="times" style:font-family-generic="roman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1-11T03:59:45.488426376</meta:creation-date>
    <meta:generator>LibreOffice/6.3.3.2.0$Linux_X86_64 LibreOffice_project/30$Build-2</meta:generator>
    <dc:date>2019-11-28T22:55:12.715823945</dc:date>
    <meta:editing-duration>PT1H19M23S</meta:editing-duration>
    <meta:editing-cycles>17</meta:editing-cycles>
    <meta:document-statistic meta:object-count="69"/>
  </office:meta>
</office:document-meta>
</file>